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2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0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06"/>
  </office:automatic-styles>
  <office:body>
    <office:spreadsheet>
      <table:table table:name="times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tartu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ncre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0.046" calcext:value-type="float">
            <text:p>0.046</text:p>
          </table:table-cell>
          <table:table-cell office:value-type="float" office:value="0.044" calcext:value-type="float">
            <text:p>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8" calcext:value-type="float">
            <text:p>0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2" calcext:value-type="float">
            <text:p>0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2" calcext:value-type="float">
            <text:p>0.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0.26" calcext:value-type="float">
            <text:p>0.2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156" calcext:value-type="float">
            <text:p>0.156</text:p>
          </table:table-cell>
          <table:table-cell office:value-type="float" office:value="0.144" calcext:value-type="float">
            <text:p>0.14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7.464" calcext:value-type="float">
            <text:p>7.464</text:p>
          </table:table-cell>
          <table:table-cell office:value-type="float" office:value="7.46" calcext:value-type="float">
            <text:p>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90.468" calcext:value-type="float">
            <text:p>90.468</text:p>
          </table:table-cell>
          <table:table-cell office:value-type="float" office:value="90.436" calcext:value-type="float">
            <text:p>90.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hello without out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3.302" calcext:value-type="float">
            <text:p>3.302</text:p>
          </table:table-cell>
          <table:table-cell office:value-type="float" office:value="1.444" calcext:value-type="float">
            <text:p>1.444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8" calcext:value-type="float">
            <text:p>0.268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2.821" calcext:value-type="float">
            <text:p>2.821</text:p>
          </table:table-cell>
          <table:table-cell office:value-type="float" office:value="1.84" calcext:value-type="float">
            <text:p>1.8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.865" calcext:value-type="float">
            <text:p>1.865</text:p>
          </table:table-cell>
          <table:table-cell office:value-type="float" office:value="1.86" calcext:value-type="float">
            <text:p>1.8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3.133" calcext:value-type="float">
            <text:p>3.133</text:p>
          </table:table-cell>
          <table:table-cell office:value-type="float" office:value="3.128" calcext:value-type="float">
            <text:p>3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.009" calcext:value-type="float">
            <text:p>3.009</text:p>
          </table:table-cell>
          <table:table-cell office:value-type="float" office:value="3.004" calcext:value-type="float">
            <text:p>3.004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5.271" calcext:value-type="float">
            <text:p>5.271</text:p>
          </table:table-cell>
          <table:table-cell office:value-type="float" office:value="4.112" calcext:value-type="float">
            <text:p>4.112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.564" calcext:value-type="float">
            <text:p>3.564</text:p>
          </table:table-cell>
          <table:table-cell office:value-type="float" office:value="3.556" calcext:value-type="float">
            <text:p>3.556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12.668" calcext:value-type="float">
            <text:p>12.668</text:p>
          </table:table-cell>
          <table:table-cell office:value-type="float" office:value="10.644" calcext:value-type="float">
            <text:p>10.644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15.806" calcext:value-type="float">
            <text:p>15.806</text:p>
          </table:table-cell>
          <table:table-cell office:value-type="float" office:value="14.14" calcext:value-type="float">
            <text:p>14.14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25.883" calcext:value-type="float">
            <text:p>125.883</text:p>
          </table:table-cell>
          <table:table-cell office:value-type="float" office:value="123.992" calcext:value-type="float">
            <text:p>123.992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hello with outp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<text:s/>real</text:p>
          </table:table-cell>
          <table:table-cell table:style-name="ce4" office:value-type="string" calcext:value-type="string">
            <text:p><text:s/>user</text:p>
          </table:table-cell>
          <table:table-cell table:style-name="ce4" office:value-type="string" calcext:value-type="string">
            <text:p><text:s/>sys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office:value-type="float" office:value="27.095" calcext:value-type="float">
            <text:p>27.095</text:p>
          </table:table-cell>
          <table:table-cell office:value-type="float" office:value="1" calcext:value-type="float">
            <text:p>1</text:p>
          </table:table-cell>
          <table:table-cell office:value-type="float" office:value="12.06" calcext:value-type="float">
            <text:p>12.0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8.911" calcext:value-type="float">
            <text:p>28.911</text:p>
          </table:table-cell>
          <table:table-cell office:value-type="float" office:value="1.112" calcext:value-type="float">
            <text:p>1.112</text:p>
          </table:table-cell>
          <table:table-cell office:value-type="float" office:value="12.756" calcext:value-type="float">
            <text:p>12.756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30.812" calcext:value-type="float">
            <text:p>30.812</text:p>
          </table:table-cell>
          <table:table-cell office:value-type="float" office:value="2.396" calcext:value-type="float">
            <text:p>2.396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34.397" calcext:value-type="float">
            <text:p>34.397</text:p>
          </table:table-cell>
          <table:table-cell office:value-type="float" office:value="3.824" calcext:value-type="float">
            <text:p>3.824</text:p>
          </table:table-cell>
          <table:table-cell office:value-type="float" office:value="14.032" calcext:value-type="float">
            <text:p>14.032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office:value-type="float" office:value="35.823" calcext:value-type="float">
            <text:p>35.823</text:p>
          </table:table-cell>
          <table:table-cell office:value-type="float" office:value="5.048" calcext:value-type="float">
            <text:p>5.048</text:p>
          </table:table-cell>
          <table:table-cell office:value-type="float" office:value="14.288" calcext:value-type="float">
            <text:p>14.288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36.752" calcext:value-type="float">
            <text:p>36.752</text:p>
          </table:table-cell>
          <table:table-cell office:value-type="float" office:value="5.376" calcext:value-type="float">
            <text:p>5.376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office:value-type="float" office:value="37.407" calcext:value-type="float">
            <text:p>37.407</text:p>
          </table:table-cell>
          <table:table-cell office:value-type="float" office:value="5.648" calcext:value-type="float">
            <text:p>5.648</text:p>
          </table:table-cell>
          <table:table-cell office:value-type="float" office:value="14.696" calcext:value-type="float">
            <text:p>14.696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44.352" calcext:value-type="float">
            <text:p>44.352</text:p>
          </table:table-cell>
          <table:table-cell office:value-type="float" office:value="10.908" calcext:value-type="float">
            <text:p>10.908</text:p>
          </table:table-cell>
          <table:table-cell office:value-type="float" office:value="15.948" calcext:value-type="float">
            <text:p>15.948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50.406" calcext:value-type="float">
            <text:p>50.406</text:p>
          </table:table-cell>
          <table:table-cell office:value-type="float" office:value="10.976" calcext:value-type="float">
            <text:p>10.976</text:p>
          </table:table-cell>
          <table:table-cell office:value-type="float" office:value="19.436" calcext:value-type="float">
            <text:p>19.436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office:value-type="float" office:value="60.283" calcext:value-type="float">
            <text:p>60.283</text:p>
          </table:table-cell>
          <table:table-cell office:value-type="float" office:value="20.432" calcext:value-type="float">
            <text:p>20.432</text:p>
          </table:table-cell>
          <table:table-cell office:value-type="float" office:value="19.404" calcext:value-type="float">
            <text:p>19.404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188.551" calcext:value-type="float">
            <text:p>188.551</text:p>
          </table:table-cell>
          <table:table-cell office:value-type="float" office:value="137.204" calcext:value-type="float">
            <text:p>137.204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1" table:number-rows-repeated="13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4" table:default-cell-style-name="ce3"/>
        <table:table-column table:style-name="co4" table:number-columns-repeated="2" table:default-cell-style-name="ce5"/>
        <table:table-column table:style-name="co5" table:default-cell-style-name="ce5"/>
        <table:table-column table:style-name="co4" table:number-columns-repeated="3" table:default-cell-style-name="ce5"/>
        <table:table-column table:style-name="co6" table:default-cell-style-name="ce5"/>
        <table:table-column table:style-name="co4" table:default-cell-style-name="ce5"/>
        <table:table-column table:style-name="co4" table:default-cell-style-name="Default"/>
        <table:table-row table:style-name="ro1">
          <table:table-cell table:style-name="ce2" office:value-type="string" calcext:value-type="string">
            <text:p>lang</text:p>
          </table:table-cell>
          <table:table-cell table:style-name="ce4" office:value-type="string" calcext:value-type="string">
            <text:p>sys.start</text:p>
          </table:table-cell>
          <table:table-cell table:style-name="ce4" office:value-type="string" calcext:value-type="string">
            <text:p>sys.inc</text:p>
          </table:table-cell>
          <table:table-cell table:style-name="ce4" office:value-type="string" calcext:value-type="string">
            <text:p>sys.print.no-out</text:p>
          </table:table-cell>
          <table:table-cell table:style-name="ce4" office:value-type="string" calcext:value-type="string">
            <text:p>sys.print</text:p>
          </table:table-cell>
          <table:table-cell table:style-name="ce4" office:value-type="string" calcext:value-type="string">
            <text:p>user.start</text:p>
          </table:table-cell>
          <table:table-cell table:style-name="ce4" office:value-type="string" calcext:value-type="string">
            <text:p>user.inc</text:p>
          </table:table-cell>
          <table:table-cell table:style-name="ce4" office:value-type="string" calcext:value-type="string">
            <text:p>user.print.no-out</text:p>
          </table:table-cell>
          <table:table-cell table:style-name="ce4" office:value-type="string" calcext:value-type="string">
            <text:p>user.print</text:p>
          </table:table-cell>
          <table:table-cell table:style-name="ce4" office:value-type="string" calcext:value-type="string">
            <text:p>rendering?</text:p>
          </table:table-cell>
        </table:table-row>
        <table:table-row table:style-name="ro1">
          <table:table-cell office:value-type="string" calcext:value-type="string">
            <text:p>asm</text:p>
          </table:table-cell>
          <table:table-cell table:formula="of:=[times.D3]" office:value-type="float" office:value="0" calcext:value-type="float">
            <text:p>0.000</text:p>
          </table:table-cell>
          <table:table-cell table:formula="of:=IF([times.D17]-[.B2]&lt;0;0;[times.D17]-[.B2])" office:value-type="float" office:value="0" calcext:value-type="float">
            <text:p>0.000</text:p>
          </table:table-cell>
          <table:table-cell table:formula="of:=IF([times.D31]-[.C2]-[.B2]&lt;0;0;[times.D31]-[.C2]-[.B2])" office:value-type="float" office:value="1.856" calcext:value-type="float">
            <text:p>1.856</text:p>
          </table:table-cell>
          <table:table-cell table:formula="of:=IF([times.D45]-[.D2]-[.C2]-[.B2]&lt;0;0;[times.D45]-[.D2]-[.C2]-[.B2])" office:value-type="float" office:value="10.204" calcext:value-type="float">
            <text:p>10.204</text:p>
          </table:table-cell>
          <table:table-cell table:formula="of:=[times.C3]" office:value-type="float" office:value="0" calcext:value-type="float">
            <text:p>0.000</text:p>
          </table:table-cell>
          <table:table-cell table:formula="of:=[times.C17]-[.F2]" office:value-type="float" office:value="0.056" calcext:value-type="float">
            <text:p>0.056</text:p>
          </table:table-cell>
          <table:table-cell table:formula="of:=[times.C31]-[.G2]-[.F2]" office:value-type="float" office:value="1.388" calcext:value-type="float">
            <text:p>1.388</text:p>
          </table:table-cell>
          <table:table-cell table:formula="of:=IF([times.C45]-[.H2]-[.G2]-[.F2]&lt;0;0;[times.C45]-[.H2]-[.G2]-[.F2])" office:value-type="float" office:value="0" calcext:value-type="float">
            <text:p>0.000</text:p>
          </table:table-cell>
          <table:table-cell table:formula="of:=[times.B45]-SUM([.B2:.I2])" office:value-type="float" office:value="13.591" calcext:value-type="float">
            <text:p>13.59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times.D4]" office:value-type="float" office:value="0" calcext:value-type="float">
            <text:p>0.000</text:p>
          </table:table-cell>
          <table:table-cell table:formula="of:=IF([times.D18]-[.B3]&lt;0;0;[times.D18]-[.B3])" office:value-type="float" office:value="0" calcext:value-type="float">
            <text:p>0.000</text:p>
          </table:table-cell>
          <table:table-cell table:formula="of:=IF([times.D32]-[.C3]-[.B3]&lt;0;0;[times.D32]-[.C3]-[.B3])" office:value-type="float" office:value="0.004" calcext:value-type="float">
            <text:p>0.004</text:p>
          </table:table-cell>
          <table:table-cell table:formula="of:=IF([times.D46]-[.D3]-[.C3]-[.B3]&lt;0;0;[times.D46]-[.D3]-[.C3]-[.B3])" office:value-type="float" office:value="12.752" calcext:value-type="float">
            <text:p>12.752</text:p>
          </table:table-cell>
          <table:table-cell table:formula="of:=[times.C4]" office:value-type="float" office:value="0" calcext:value-type="float">
            <text:p>0.000</text:p>
          </table:table-cell>
          <table:table-cell table:formula="of:=[times.C18]-[.F3]" office:value-type="float" office:value="0.024" calcext:value-type="float">
            <text:p>0.024</text:p>
          </table:table-cell>
          <table:table-cell table:formula="of:=[times.C32]-[.G3]-[.F3]" office:value-type="float" office:value="0.244" calcext:value-type="float">
            <text:p>0.244</text:p>
          </table:table-cell>
          <table:table-cell table:formula="of:=IF([times.C46]-[.H3]-[.G3]-[.F3]&lt;0;0;[times.C46]-[.H3]-[.G3]-[.F3])" office:value-type="float" office:value="0.844" calcext:value-type="float">
            <text:p>0.844</text:p>
          </table:table-cell>
          <table:table-cell table:formula="of:=[times.B46]-SUM([.B3:.I3])" office:value-type="float" office:value="15.043" calcext:value-type="float">
            <text:p>15.043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table:formula="of:=[times.D5]" office:value-type="float" office:value="0" calcext:value-type="float">
            <text:p>0.000</text:p>
          </table:table-cell>
          <table:table-cell table:formula="of:=IF([times.D19]-[.B4]&lt;0;0;[times.D19]-[.B4])" office:value-type="float" office:value="0" calcext:value-type="float">
            <text:p>0.000</text:p>
          </table:table-cell>
          <table:table-cell table:formula="of:=IF([times.D33]-[.C4]-[.B4]&lt;0;0;[times.D33]-[.C4]-[.B4])" office:value-type="float" office:value="0.976" calcext:value-type="float">
            <text:p>0.976</text:p>
          </table:table-cell>
          <table:table-cell table:formula="of:=IF([times.D47]-[.D4]-[.C4]-[.B4]&lt;0;0;[times.D47]-[.D4]-[.C4]-[.B4])" office:value-type="float" office:value="12.084" calcext:value-type="float">
            <text:p>12.084</text:p>
          </table:table-cell>
          <table:table-cell table:formula="of:=[times.C5]" office:value-type="float" office:value="0" calcext:value-type="float">
            <text:p>0.000</text:p>
          </table:table-cell>
          <table:table-cell table:formula="of:=[times.C19]-[.F4]" office:value-type="float" office:value="0.044" calcext:value-type="float">
            <text:p>0.044</text:p>
          </table:table-cell>
          <table:table-cell table:formula="of:=[times.C33]-[.G4]-[.F4]" office:value-type="float" office:value="1.796" calcext:value-type="float">
            <text:p>1.796</text:p>
          </table:table-cell>
          <table:table-cell table:formula="of:=IF([times.C47]-[.H4]-[.G4]-[.F4]&lt;0;0;[times.C47]-[.H4]-[.G4]-[.F4])" office:value-type="float" office:value="0.556" calcext:value-type="float">
            <text:p>0.556</text:p>
          </table:table-cell>
          <table:table-cell table:formula="of:=[times.B47]-SUM([.B4:.I4])" office:value-type="float" office:value="15.356" calcext:value-type="float">
            <text:p>15.356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[times.D6]" office:value-type="float" office:value="0" calcext:value-type="float">
            <text:p>0.000</text:p>
          </table:table-cell>
          <table:table-cell table:formula="of:=IF([times.D20]-[.B5]&lt;0;0;[times.D20]-[.B5])" office:value-type="float" office:value="0" calcext:value-type="float">
            <text:p>0.000</text:p>
          </table:table-cell>
          <table:table-cell table:formula="of:=IF([times.D34]-[.C5]-[.B5]&lt;0;0;[times.D34]-[.C5]-[.B5])" office:value-type="float" office:value="0.004" calcext:value-type="float">
            <text:p>0.004</text:p>
          </table:table-cell>
          <table:table-cell table:formula="of:=IF([times.D48]-[.D5]-[.C5]-[.B5]&lt;0;0;[times.D48]-[.D5]-[.C5]-[.B5])" office:value-type="float" office:value="14.028" calcext:value-type="float">
            <text:p>14.028</text:p>
          </table:table-cell>
          <table:table-cell table:formula="of:=[times.C6]" office:value-type="float" office:value="0.004" calcext:value-type="float">
            <text:p>0.004</text:p>
          </table:table-cell>
          <table:table-cell table:formula="of:=[times.C20]-[.F5]" office:value-type="float" office:value="0.984" calcext:value-type="float">
            <text:p>0.984</text:p>
          </table:table-cell>
          <table:table-cell table:formula="of:=[times.C34]-[.G5]-[.F5]" office:value-type="float" office:value="0.872" calcext:value-type="float">
            <text:p>0.872</text:p>
          </table:table-cell>
          <table:table-cell table:formula="of:=IF([times.C48]-[.H5]-[.G5]-[.F5]&lt;0;0;[times.C48]-[.H5]-[.G5]-[.F5])" office:value-type="float" office:value="1.964" calcext:value-type="float">
            <text:p>1.964</text:p>
          </table:table-cell>
          <table:table-cell table:formula="of:=[times.B48]-SUM([.B5:.I5])" office:value-type="float" office:value="16.541" calcext:value-type="float">
            <text:p>16.541</text:p>
          </table:table-cell>
        </table:table-row>
        <table:table-row table:style-name="ro1">
          <table:table-cell office:value-type="string" calcext:value-type="string">
            <text:p>pyc</text:p>
          </table:table-cell>
          <table:table-cell table:formula="of:=[times.D7]" office:value-type="float" office:value="0.004" calcext:value-type="float">
            <text:p>0.004</text:p>
          </table:table-cell>
          <table:table-cell table:formula="of:=IF([times.D21]-[.B6]&lt;0;0;[times.D21]-[.B6])" office:value-type="float" office:value="0" calcext:value-type="float">
            <text:p>0.000</text:p>
          </table:table-cell>
          <table:table-cell table:formula="of:=IF([times.D35]-[.C6]-[.B6]&lt;0;0;[times.D35]-[.C6]-[.B6])" office:value-type="float" office:value="0" calcext:value-type="float">
            <text:p>0.000</text:p>
          </table:table-cell>
          <table:table-cell table:formula="of:=IF([times.D49]-[.D6]-[.C6]-[.B6]&lt;0;0;[times.D49]-[.D6]-[.C6]-[.B6])" office:value-type="float" office:value="14.284" calcext:value-type="float">
            <text:p>14.284</text:p>
          </table:table-cell>
          <table:table-cell table:formula="of:=[times.C7]" office:value-type="float" office:value="0.012" calcext:value-type="float">
            <text:p>0.012</text:p>
          </table:table-cell>
          <table:table-cell table:formula="of:=[times.C21]-[.F6]" office:value-type="float" office:value="0.8" calcext:value-type="float">
            <text:p>0.800</text:p>
          </table:table-cell>
          <table:table-cell table:formula="of:=[times.C35]-[.G6]-[.F6]" office:value-type="float" office:value="2.316" calcext:value-type="float">
            <text:p>2.316</text:p>
          </table:table-cell>
          <table:table-cell table:formula="of:=IF([times.C49]-[.H6]-[.G6]-[.F6]&lt;0;0;[times.C49]-[.H6]-[.G6]-[.F6])" office:value-type="float" office:value="1.92" calcext:value-type="float">
            <text:p>1.920</text:p>
          </table:table-cell>
          <table:table-cell table:formula="of:=[times.B49]-SUM([.B6:.I6])" office:value-type="float" office:value="16.487" calcext:value-type="float">
            <text:p>16.487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formula="of:=[times.D8]" office:value-type="float" office:value="0" calcext:value-type="float">
            <text:p>0.000</text:p>
          </table:table-cell>
          <table:table-cell table:formula="of:=IF([times.D22]-[.B7]&lt;0;0;[times.D22]-[.B7])" office:value-type="float" office:value="0" calcext:value-type="float">
            <text:p>0.000</text:p>
          </table:table-cell>
          <table:table-cell table:formula="of:=IF([times.D36]-[.C7]-[.B7]&lt;0;0;[times.D36]-[.C7]-[.B7])" office:value-type="float" office:value="0.004" calcext:value-type="float">
            <text:p>0.004</text:p>
          </table:table-cell>
          <table:table-cell table:formula="of:=IF([times.D50]-[.D7]-[.C7]-[.B7]&lt;0;0;[times.D50]-[.D7]-[.C7]-[.B7])" office:value-type="float" office:value="14.536" calcext:value-type="float">
            <text:p>14.536</text:p>
          </table:table-cell>
          <table:table-cell table:formula="of:=[times.C8]" office:value-type="float" office:value="0.024" calcext:value-type="float">
            <text:p>0.024</text:p>
          </table:table-cell>
          <table:table-cell table:formula="of:=[times.C22]-[.F7]" office:value-type="float" office:value="0.728" calcext:value-type="float">
            <text:p>0.728</text:p>
          </table:table-cell>
          <table:table-cell table:formula="of:=[times.C36]-[.G7]-[.F7]" office:value-type="float" office:value="2.252" calcext:value-type="float">
            <text:p>2.252</text:p>
          </table:table-cell>
          <table:table-cell table:formula="of:=IF([times.C50]-[.H7]-[.G7]-[.F7]&lt;0;0;[times.C50]-[.H7]-[.G7]-[.F7])" office:value-type="float" office:value="2.372" calcext:value-type="float">
            <text:p>2.372</text:p>
          </table:table-cell>
          <table:table-cell table:formula="of:=[times.B50]-SUM([.B7:.I7])" office:value-type="float" office:value="16.836" calcext:value-type="float">
            <text:p>16.836</text:p>
          </table:table-cell>
        </table:table-row>
        <table:table-row table:style-name="ro1">
          <table:table-cell office:value-type="string" calcext:value-type="string">
            <text:p>lua</text:p>
          </table:table-cell>
          <table:table-cell table:formula="of:=[times.D9]" office:value-type="float" office:value="0" calcext:value-type="float">
            <text:p>0.000</text:p>
          </table:table-cell>
          <table:table-cell table:formula="of:=IF([times.D23]-[.B8]&lt;0;0;[times.D23]-[.B8])" office:value-type="float" office:value="0" calcext:value-type="float">
            <text:p>0.000</text:p>
          </table:table-cell>
          <table:table-cell table:formula="of:=IF([times.D37]-[.C8]-[.B8]&lt;0;0;[times.D37]-[.C8]-[.B8])" office:value-type="float" office:value="1.156" calcext:value-type="float">
            <text:p>1.156</text:p>
          </table:table-cell>
          <table:table-cell table:formula="of:=IF([times.D51]-[.D8]-[.C8]-[.B8]&lt;0;0;[times.D51]-[.D8]-[.C8]-[.B8])" office:value-type="float" office:value="13.54" calcext:value-type="float">
            <text:p>13.540</text:p>
          </table:table-cell>
          <table:table-cell table:formula="of:=[times.C9]" office:value-type="float" office:value="0" calcext:value-type="float">
            <text:p>0.000</text:p>
          </table:table-cell>
          <table:table-cell table:formula="of:=[times.C23]-[.F8]" office:value-type="float" office:value="0.94" calcext:value-type="float">
            <text:p>0.940</text:p>
          </table:table-cell>
          <table:table-cell table:formula="of:=[times.C37]-[.G8]-[.F8]" office:value-type="float" office:value="3.172" calcext:value-type="float">
            <text:p>3.172</text:p>
          </table:table-cell>
          <table:table-cell table:formula="of:=IF([times.C51]-[.H8]-[.G8]-[.F8]&lt;0;0;[times.C51]-[.H8]-[.G8]-[.F8])" office:value-type="float" office:value="1.536" calcext:value-type="float">
            <text:p>1.536</text:p>
          </table:table-cell>
          <table:table-cell table:formula="of:=[times.B51]-SUM([.B8:.I8])" office:value-type="float" office:value="17.063" calcext:value-type="float">
            <text:p>17.063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table:formula="of:=[times.D10]" office:value-type="float" office:value="0.004" calcext:value-type="float">
            <text:p>0.004</text:p>
          </table:table-cell>
          <table:table-cell table:formula="of:=IF([times.D24]-[.B9]&lt;0;0;[times.D24]-[.B9])" office:value-type="float" office:value="0" calcext:value-type="float">
            <text:p>0.000</text:p>
          </table:table-cell>
          <table:table-cell table:formula="of:=IF([times.D38]-[.C9]-[.B9]&lt;0;0;[times.D38]-[.C9]-[.B9])" office:value-type="float" office:value="0" calcext:value-type="float">
            <text:p>0.000</text:p>
          </table:table-cell>
          <table:table-cell table:formula="of:=IF([times.D52]-[.D9]-[.C9]-[.B9]&lt;0;0;[times.D52]-[.D9]-[.C9]-[.B9])" office:value-type="float" office:value="15.944" calcext:value-type="float">
            <text:p>15.944</text:p>
          </table:table-cell>
          <table:table-cell table:formula="of:=[times.C10]" office:value-type="float" office:value="0.036" calcext:value-type="float">
            <text:p>0.036</text:p>
          </table:table-cell>
          <table:table-cell table:formula="of:=[times.C24]-[.F9]" office:value-type="float" office:value="0.216" calcext:value-type="float">
            <text:p>0.216</text:p>
          </table:table-cell>
          <table:table-cell table:formula="of:=[times.C38]-[.G9]-[.F9]" office:value-type="float" office:value="3.304" calcext:value-type="float">
            <text:p>3.304</text:p>
          </table:table-cell>
          <table:table-cell table:formula="of:=IF([times.C52]-[.H9]-[.G9]-[.F9]&lt;0;0;[times.C52]-[.H9]-[.G9]-[.F9])" office:value-type="float" office:value="7.352" calcext:value-type="float">
            <text:p>7.352</text:p>
          </table:table-cell>
          <table:table-cell table:formula="of:=[times.B52]-SUM([.B9:.I9])" office:value-type="float" office:value="17.496" calcext:value-type="float">
            <text:p>17.496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table:formula="of:=[times.D11]" office:value-type="float" office:value="0.004" calcext:value-type="float">
            <text:p>0.004</text:p>
          </table:table-cell>
          <table:table-cell table:formula="of:=IF([times.D25]-[.B10]&lt;0;0;[times.D25]-[.B10])" office:value-type="float" office:value="0.016" calcext:value-type="float">
            <text:p>0.016</text:p>
          </table:table-cell>
          <table:table-cell table:formula="of:=IF([times.D39]-[.C10]-[.B10]&lt;0;0;[times.D39]-[.C10]-[.B10])" office:value-type="float" office:value="2.496" calcext:value-type="float">
            <text:p>2.496</text:p>
          </table:table-cell>
          <table:table-cell table:formula="of:=IF([times.D53]-[.D10]-[.C10]-[.B10]&lt;0;0;[times.D53]-[.D10]-[.C10]-[.B10])" office:value-type="float" office:value="16.92" calcext:value-type="float">
            <text:p>16.920</text:p>
          </table:table-cell>
          <table:table-cell table:formula="of:=[times.C11]" office:value-type="float" office:value="0.072" calcext:value-type="float">
            <text:p>0.072</text:p>
          </table:table-cell>
          <table:table-cell table:formula="of:=[times.C25]-[.F10]" office:value-type="float" office:value="0.072" calcext:value-type="float">
            <text:p>0.072</text:p>
          </table:table-cell>
          <table:table-cell table:formula="of:=[times.C39]-[.G10]-[.F10]" office:value-type="float" office:value="10.5" calcext:value-type="float">
            <text:p>10.500</text:p>
          </table:table-cell>
          <table:table-cell table:formula="of:=IF([times.C53]-[.H10]-[.G10]-[.F10]&lt;0;0;[times.C53]-[.H10]-[.G10]-[.F10])" office:value-type="float" office:value="0.331999999999997" calcext:value-type="float">
            <text:p>0.332</text:p>
          </table:table-cell>
          <table:table-cell table:formula="of:=[times.B53]-SUM([.B10:.I10])" office:value-type="float" office:value="19.994" calcext:value-type="float">
            <text:p>19.994</text:p>
          </table:table-cell>
        </table:table-row>
        <table:table-row table:style-name="ro1">
          <table:table-cell office:value-type="string" calcext:value-type="string">
            <text:p>tcl</text:p>
          </table:table-cell>
          <table:table-cell table:formula="of:=[times.D12]" office:value-type="float" office:value="0.004" calcext:value-type="float">
            <text:p>0.004</text:p>
          </table:table-cell>
          <table:table-cell table:formula="of:=IF([times.D26]-[.B11]&lt;0;0;[times.D26]-[.B11])" office:value-type="float" office:value="0" calcext:value-type="float">
            <text:p>0.000</text:p>
          </table:table-cell>
          <table:table-cell table:formula="of:=IF([times.D40]-[.C11]-[.B11]&lt;0;0;[times.D40]-[.C11]-[.B11])" office:value-type="float" office:value="1.656" calcext:value-type="float">
            <text:p>1.656</text:p>
          </table:table-cell>
          <table:table-cell table:formula="of:=IF([times.D54]-[.D11]-[.C11]-[.B11]&lt;0;0;[times.D54]-[.D11]-[.C11]-[.B11])" office:value-type="float" office:value="17.744" calcext:value-type="float">
            <text:p>17.744</text:p>
          </table:table-cell>
          <table:table-cell table:formula="of:=[times.C12]" office:value-type="float" office:value="0" calcext:value-type="float">
            <text:p>0.000</text:p>
          </table:table-cell>
          <table:table-cell table:formula="of:=[times.C26]-[.F11]" office:value-type="float" office:value="7.46" calcext:value-type="float">
            <text:p>7.460</text:p>
          </table:table-cell>
          <table:table-cell table:formula="of:=[times.C40]-[.G11]-[.F11]" office:value-type="float" office:value="6.68" calcext:value-type="float">
            <text:p>6.680</text:p>
          </table:table-cell>
          <table:table-cell table:formula="of:=IF([times.C54]-[.H11]-[.G11]-[.F11]&lt;0;0;[times.C54]-[.H11]-[.G11]-[.F11])" office:value-type="float" office:value="6.292" calcext:value-type="float">
            <text:p>6.292</text:p>
          </table:table-cell>
          <table:table-cell table:formula="of:=[times.B54]-SUM([.B11:.I11])" office:value-type="float" office:value="20.447" calcext:value-type="float">
            <text:p>20.447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table:formula="of:=[times.D13]" office:value-type="float" office:value="0" calcext:value-type="float">
            <text:p>0.000</text:p>
          </table:table-cell>
          <table:table-cell table:formula="of:=IF([times.D27]-[.B12]&lt;0;0;[times.D27]-[.B12])" office:value-type="float" office:value="0" calcext:value-type="float">
            <text:p>0.000</text:p>
          </table:table-cell>
          <table:table-cell table:formula="of:=IF([times.D41]-[.C12]-[.B12]&lt;0;0;[times.D41]-[.C12]-[.B12])" office:value-type="float" office:value="1.852" calcext:value-type="float">
            <text:p>1.852</text:p>
          </table:table-cell>
          <table:table-cell table:formula="of:=IF([times.D55]-[.D12]-[.C12]-[.B12]&lt;0;0;[times.D55]-[.D12]-[.C12]-[.B12])" office:value-type="float" office:value="21.888" calcext:value-type="float">
            <text:p>21.888</text:p>
          </table:table-cell>
          <table:table-cell table:formula="of:=[times.C13]" office:value-type="float" office:value="0" calcext:value-type="float">
            <text:p>0.000</text:p>
          </table:table-cell>
          <table:table-cell table:formula="of:=[times.C27]-[.F12]" office:value-type="float" office:value="90.436" calcext:value-type="float">
            <text:p>90.436</text:p>
          </table:table-cell>
          <table:table-cell table:formula="of:=[times.C41]-[.G12]-[.F12]" office:value-type="float" office:value="33.556" calcext:value-type="float">
            <text:p>33.556</text:p>
          </table:table-cell>
          <table:table-cell table:formula="of:=IF([times.C55]-[.H12]-[.G12]-[.F12]&lt;0;0;[times.C55]-[.H12]-[.G12]-[.F12])" office:value-type="float" office:value="13.212" calcext:value-type="float">
            <text:p>13.212</text:p>
          </table:table-cell>
          <table:table-cell table:formula="of:=[times.B55]-SUM([.B12:.I12])" office:value-type="float" office:value="27.607" calcext:value-type="float">
            <text:p>27.607</text:p>
          </table:table-cell>
        </table:table-row>
        <table:table-row table:style-name="ro1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3:26:05.446042155</dc:date>
    <dc:creator>Tomas Pospisek</dc:creator>
    <meta:editing-duration>PT13M31S</meta:editing-duration>
    <meta:editing-cycles>3</meta:editing-cycles>
    <meta:generator>LibreOffice/4.3.3.2$Linux_X86_64 LibreOffice_project/430m0$Build-2</meta:generator>
    <meta:document-statistic meta:table-count="2" meta:cell-count="316" meta:object-count="0"/>
  </office:meta>
</office:document-meta>
</file>